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iverso de Discurso Urna Eletrônica</text:span></text:p>
      <text:p text:style-name="P1"/>
      <text:p text:style-name="P2"><text:span text:style-name="T2">Com os crescentes cortes do governo, a empresa responsável do banco de dados das urnas eletrônicas teve seu contrato suspenso, assim <text:s/>o Instituto Federal Ciência e Tecnologia, Campus Sertão, ficou responsável, por desenvolver um banco de dados objeto relacional , para atender a eleição de 2020.</text:span></text:p>
      <text:p text:style-name="P2"><text:span text:style-name="T2">O seguinte banco de dados deve conter:</text:span></text:p>
      <text:p text:style-name="P2"><text:span text:style-name="T2">os dados dos eleitores, bem como sua zona, seção de voto, os endereços de onde cada urna estará localizada, pertencendo a sua respectiva região, cidades e estados, toda urna eletrônica conta com o trabalho dos mesários(presidente, primeiro mesário, segundo mesário, secretário e um suplente para algum acaso), <text:s/>responsáveis pela boa condução do dia eleitoral. O banco de dados deve conter ainda a relação dos candidatos e que partido cada um pertence.</text:span></text:p>
      <text:p text:style-name="P2"><text:span text:style-name="T2">Sendo assim, mão no có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134" meta:character-count="847" meta:non-whitespace-character-count="716"/>
    <meta:generator>LibreOfficeDev/6.0.5.2$Linux_X86_64 LibreOffice_project/</meta:generator>
  </office:meta>
</office:document-meta>
</file>